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de" style:list-style-name="L1"/>
    <style:style style:name="P5" style:family="paragraph" style:parent-style-name="Code" style:list-style-name="L1">
      <style:text-properties fo:language="de" fo:country="D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1" style:master-page-name="Standard">
      <style:paragraph-properties style:page-number="auto"/>
    </style:style>
    <style:style style:name="P8" style:family="paragraph" style:parent-style-name="Text_20_body">
      <style:text-properties fo:language="de" fo:country="D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stall Raspi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stall Raspi</text:p>
          </text:index-title>
          <text:p text:style-name="P3">History<text:tab/>1</text:p>
          <text:p text:style-name="P2">V 0.1.0 24.jul.2025<text:tab/>1</text:p>
          <text:p text:style-name="P3">Intro<text:tab/>1</text:p>
          <text:p text:style-name="P2">Goal<text:tab/>1</text:p>
          <text:p text:style-name="P2">Setup 4 Raspi Imager<text:tab/>1</text:p>
          <text:p text:style-name="P2">Raspi-config<text:tab/>2</text:p>
          <text:p text:style-name="P2">Copy files to target<text:tab/>2</text:p>
          <text:p text:style-name="P2">Update System<text:tab/>2</text:p>
          <text:p text:style-name="P2">Run setup script<text:tab/>2</text:p>
          <text:p text:style-name="P3">Jenkins<text:tab/>2</text:p>
          <text:p text:style-name="P3">Questions<text:tab/>3</text:p>
          <text:p text:style-name="P2">Info<text:tab/>3</text:p>
          <text:p text:style-name="P3">Links<text:tab/>4</text:p>
          <text:p text:style-name="P2">Culture<text:tab/>4</text:p>
          <text:p text:style-name="P2">Profiles<text:tab/>4</text:p>
          <text:p text:style-name="P2">Other<text:tab/>4</text:p>
        </text:index-body>
      </text:table-of-content>
      <text:h text:style-name="Heading_20_1" text:outline-level="1">History</text:h>
      <text:h text:style-name="Heading_20_2" text:outline-level="2">V 0.1.0 24.jul.2025</text:h>
      <text:p text:style-name="Text_20_body">First try/First Creation</text:p>
      <text:h text:style-name="Heading_20_1" text:outline-level="1">Intro</text:h>
      <text:h text:style-name="Heading_20_2" text:outline-level="2">Goal</text:h>
      <text:p text:style-name="Text_20_body">Use Raspi at master side for camera and Jenkins</text:p>
      <text:h text:style-name="Heading_20_2" text:outline-level="2">Setup 4 Raspi Imager</text:h>
      <text:p text:style-name="Text_20_body">Setup Standard OS with desktop; without recommended Software.</text:p>
      <text:p text:style-name="Text_20_body">Before burning image select:</text:p>
      <text:p text:style-name="Text_20_body">Hostname: aekarina</text:p>
      <text:p text:style-name="Text_20_body">SSH User: aegiselle</text:p>
      <text:p text:style-name="Text_20_body">SSH Password: wlwpf1030</text:p>
      <text:p text:style-name="Text_20_body">WIFI: nothing</text:p>
      <text:p text:style-name="Text_20_body">TimeZone: Eu/Berlin</text:p>
      <text:p text:style-name="Text_20_body">Keyboard; de</text:p>
      <text:p text:style-name="Text_20_body"/>
      <text:h text:style-name="Heading_20_2" text:outline-level="2"><text:soft-page-break/>Raspi-config</text:h>
      <text:p text:style-name="Text_20_body"/>
      <text:list xml:id="list4746875281744930464" text:style-name="L1">
        <text:list-item>
          <text:p text:style-name="P5">Display options</text:p>
          <text:list>
            <text:list-item>
              <text:p text:style-name="P5">VNC Reslolution</text:p>
              <text:list>
                <text:list-item>
                  <text:p text:style-name="P4">1280x720</text:p>
                </text:list-item>
              </text:list>
            </text:list-item>
          </text:list>
        </text:list-item>
        <text:list-item>
          <text:p text:style-name="P5">Interface options</text:p>
          <text:list>
            <text:list-item>
              <text:p text:style-name="P5">VNC</text:p>
              <text:list>
                <text:list-item>
                  <text:p text:style-name="P5">Enable Yes</text:p>
                </text:list-item>
              </text:list>
            </text:list-item>
          </text:list>
        </text:list-item>
      </text:list>
      <text:p text:style-name="Code">Sudo reboot</text:p>
      <text:h text:style-name="Heading_20_2" text:outline-level="2">Copy files to target</text:h>
      <text:p text:style-name="Code">scp -v <text:s/>%USER%@%TARGET%:~</text:p>
      <text:p text:style-name="P1">Make scripts executable</text:p>
      <text:p text:style-name="Code">ssh %USER%@%TARGET% chmod a+rwx *.sh</text:p>
      <text:h text:style-name="Heading_20_2" text:outline-level="2">Update System</text:h>
      <text:p text:style-name="P1">Execute install_basics.sh script (as root)</text:p>
      <text:p text:style-name="Code">apt update<text:line-break/>apt full-upgrade -y <text:line-break/>apt upgrade -y<text:line-break/><text:line-break/>apt install ca-certificates-java -y<text:line-break/>apt install openjdk-17-jre -y<text:line-break/>apt install libpangoft2-1.0-0 -y<text:line-break/>apt install libgles-dev -y<text:line-break/><text:line-break/>apt install openocd -y<text:line-break/><text:line-break/>apt install mc -y<text:line-break/>apt install telnet -y</text:p>
      <text:h text:style-name="Heading_20_2" text:outline-level="2">Run setup script</text:h>
      <text:p text:style-name="Text_20_body"/>
      <text:h text:style-name="P6" text:outline-level="1">Jenkins</text:h>
      <text:p text:style-name="Text_20_body">Follow instructions from</text:p>
      <text:p text:style-name="Code">https://pkg.jenkins.io/debian/</text:p>
      <text:p text:style-name="Text_20_body"><text:soft-page-break/>nach reboot erreichbar mit</text:p>
      <text:p text:style-name="Code">http://aekarina.kwangya:8080/</text:p>
      <text:p text:style-name="Text_20_body">Found initial password<text:line-break/>Paste into browser</text:p>
      <text:h text:style-name="Heading_20_3" text:outline-level="3">User anlegen</text:h>
      <text:p text:style-name="Text_20_body">Aegiselle<text:line-break/>wlwpf1030<text:line-break/>(rest dummy info)</text:p>
      <text:h text:style-name="Heading_20_3" text:outline-level="3">Change HTTP Port</text:h>
      <text:p text:style-name="Text_20_body">/etc/default/jenkins</text:p>
      <text:p text:style-name="Text_20_body">edit as root</text:p>
      <text:p text:style-name="Text_20_body">HTTP_PORT=80</text:p>
      <text:h text:style-name="Heading_20_3" text:outline-level="3">Other </text:h>
      <text:p text:style-name="Text_20_body">Edit systemd config file in</text:p>
      <text:p text:style-name="Code">/lib/systemd/system/jenkins.service</text:p>
      <text:p text:style-name="Text_20_body">Environment="JENKINS_PORT=80"</text:p>
      <text:p text:style-name="Text_20_body">AmbientCapabilities=CAP_NET_BIND_SERVICE</text:p>
      <text:p text:style-name="Text_20_body"/>
      <text:p text:style-name="Text_20_body">check</text:p>
      <text:p text:style-name="Code">netstat -tan</text:p>
      <text:h text:style-name="Heading_20_1" text:outline-level="1">Video cameras</text:h>
      <text:p text:style-name="Text_20_body">Show with</text:p>
      <text:p text:style-name="Code">ffplay -fs /dev/video0</text:p>
      <text:h text:style-name="Heading_20_2" text:outline-level="2">OpenSSH in Windows</text:h>
      <text:p text:style-name="Text_20_body">Location</text:p>
      <text:p text:style-name="Code"><text:s/>c:\Windows\System32\OpenSSH</text:p>
      <text:p text:style-name="Text_20_body">Ssh files:</text:p>
      <text:p text:style-name="Code">09.04.2025 <text:s/>13:31 <text:s text:c="10"/>430.080 scp.exe<text:line-break/>09.04.2025 <text:s/>13:31 <text:s text:c="10"/>457.728 sftp.exe<text:line-break/>09.04.2025 <text:s/>13:31 <text:s text:c="10"/>602.624 ssh-add.exe<text:line-break/>09.04.2025 <text:s/>13:31 <text:s text:c="10"/>553.984 ssh-agent.exe<text:line-break/>09.04.2025 <text:s/>13:31 <text:s text:c="10"/>861.184 ssh-keygen.exe<text:line-break/><text:soft-page-break/>09.04.2025 <text:s/>13:31 <text:s text:c="10"/>661.504 ssh-keyscan.exe<text:line-break/>09.04.2025 <text:s/>13:31 <text:s text:c="10"/>514.048 ssh-pkcs11-helper.exe<text:line-break/>09.04.2025 <text:s/>13:31 <text:s text:c="10"/>653.312 ssh-sk-helper.exe<text:line-break/>09.04.2025 <text:s/>13:31 <text:s text:c="8"/>1.246.208 ssh.exe</text:p>
      <text:h text:style-name="Heading_20_1" text:outline-level="1">SSH to installation</text:h>
      <text:p text:style-name="Text_20_body">On Computer A the client pack and raspi at kwangya installations are generatet,<text:line-break/>More than one client packs a re given users at Computers B and C.<text:line-break/>The terninal accesses at B and C must be ready without more ssh actions.<text:line-break/>Terminal access with a simple call of a prepared batch file.<text:line-break/>Name of user and computer at B and C must be unimportant.<text:line-break/>Users must NOT know what is ssh; they got a one click method to get a terminal.<text:line-break/>No files at HOME$/.ssh on computers B and C.<text:line-break/>Everything what is necessary to get terminal must be usage ready in the prepared client pack.</text:p>
      <text:h text:style-name="Heading_20_1" text:outline-level="1">Questions</text:h>
      <text:p text:style-name="Text_20_body">Jenkins in headless environement</text:p>
      <text:p text:style-name="Text_20_body">How to know wich video cannels exists</text:p>
      <text:p text:style-name="Text_20_body"/>
      <text:h text:style-name="Heading_20_2" text:outline-level="2">Info</text:h>
      <text:p text:style-name="P1">Locatoion of .desktop files<text:line-break/>/usr/share/applications<text:line-break/>(created in raspi but empty)</text:p>
      <text:p text:style-name="P1">/usr/local/share/applications<text:line-break/>(not used in raspi)</text:p>
      <text:p text:style-name="P1">~/.local/share/applications<text:line-break/>(created in raspi but empty)</text:p>
      <text:h text:style-name="Heading_20_2" text:outline-level="2"/>
      <text:h text:style-name="P7" text:outline-level="1">Links</text:h>
      <text:p text:style-name="Text_20_body"><text:a xlink:type="simple" xlink:href="https://specifications.freedesktop.org/desktop-entry-spec/desktop-entry-spec-latest.html" text:style-name="Internet_20_link" text:visited-style-name="Visited_20_Internet_20_Link">https://specifications.freedesktop.org/desktop-entry-spec/desktop-entry-spec-latest.html</text:a></text:p>
      <text:p text:style-name="Text_20_body"/>
      <text:h text:style-name="Heading_20_2" text:outline-level="2">Culture</text:h>
      <text:p text:style-name="Text_20_body"/>
      <text:h text:style-name="Heading_20_2" text:outline-level="2">Profiles</text:h>
      <text:p text:style-name="Text_20_body"/>
      <text:p text:style-name="Text_20_body"/>
      <text:p text:style-name="Text_20_body"/>
      <text:h text:style-name="Heading_20_2" text:outline-level="2">Other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DevStation_install_master_raspi.odt</text:file-name><text:tab/><text:tab/><text:date style:data-style-name="N75" text:date-value="2025-07-27T11:13:09.40">Jul 27, 2025</text:date> <text:time style:data-style-name="N40" text:time-value="2023-10-02T12:04:06.78" text:fixed="true">12:04</text:time></text:p>
      </style:header>
      <style:footer>
        <text:p text:style-name="Footer"><text:tab/>Page <text:page-number text:select-page="current">5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0-02T12:04:06.30</meta:creation-date>
    <meta:editing-duration>PT6H7M47S</meta:editing-duration>
    <meta:editing-cycles>17</meta:editing-cycles>
    <meta:generator>OpenOffice/4.1.15$Win32 OpenOffice.org_project/4115m2$Build-9813</meta:generator>
    <dc:date>2025-07-27T11:13:09.38</dc:date>
    <meta:document-statistic meta:table-count="0" meta:image-count="0" meta:object-count="0" meta:page-count="5" meta:paragraph-count="91" meta:word-count="424" meta:character-count="3036"/>
  </office:meta>
</office:document-meta>
</file>